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6cm"/>
    </style:style>
    <style:style style:name="pr2" style:family="presentation" style:parent-style-name="Blue-title">
      <style:graphic-properties draw:auto-grow-height="true" fo:min-height="3.50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subtitle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13.86cm" svg:x="1.4cm" svg:y="4.914cm" presentation:class="subtitle">
          <draw:text-box>
            <text:p>Francisco Matelli Matulovic</text:p>
            <text:p>Futuro Sócio KPMG</text:p>
          </draw:text-box>
        </draw:frame>
        <draw:frame presentation:style-name="pr2" draw:layer="layout" svg:width="25.199cm" svg:height="3.507cm" svg:x="1.301cm" svg:y="0cm" presentation:class="title">
          <draw:text-box>
            <text:p>Francisco Matelli Matulovic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No mundo globalizado...</text:p>
          </draw:text-box>
        </draw:frame>
        <draw:frame presentation:style-name="pr5" draw:layer="layout" svg:width="25.199cm" svg:height="13.609cm" svg:x="1.4cm" svg:y="5.039cm" presentation:class="subtitle">
          <draw:text-box>
            <text:p>As mudanças são constantes, novas verdades surgem a cada dia e velhas certezas desaparecem. Quando, uma crise termina, outra surge. A globalização gera reorganização, a regulamentação e outras causas de consternação e frustração. Para negócios ou carreiras, a complexidade é a nova realidade e a única constante é a mudança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Tão complexo quanto o mundo...</text:p>
          </draw:text-box>
        </draw:frame>
        <draw:frame presentation:style-name="pr5" draw:layer="layout" svg:width="25.199cm" svg:height="13.609cm" svg:x="1.4cm" svg:y="5.039cm" presentation:class="subtitle">
          <draw:text-box>
            <text:p>O mundo é globalizado e eu também, novas verdades surgem a cada dia em minha vida, coisas em que eu acreditava de repente desaparecem, vejo a a crise como a escola que me ensinou a enfrentar dificuldades, a não esperar pelas as oportunidades aparecerem, mas criar as minhas próprias oportunidades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Cutting through complexity...</text:p>
          </draw:text-box>
        </draw:frame>
        <draw:frame presentation:style-name="pr5" draw:layer="layout" svg:width="25.199cm" svg:height="13.609cm" svg:x="1.4cm" svg:y="5.039cm" presentation:class="subtitle">
          <draw:text-box>
            <text:p>Se eu ter um salame inteiro você não ficar com vontade de comer, mas se eu cortar esse salame em finas rodelas e te servir numa bandeija a história é outra. O que eu quero fazer aqui é exatamente me fatiar e mostrar todas as minhas dimensões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Acadêmico</text:p>
          </draw:text-box>
        </draw:frame>
        <draw:frame presentation:style-name="pr5" draw:layer="layout" svg:width="25.199cm" svg:height="13.609cm" svg:x="1.4cm" svg:y="5.039cm" presentation:class="subtitle">
          <draw:text-box>
            <text:p>2007 – PJPC<text:line-break/>2009 – TCC</text:p>
            <text:p>2010 – Gradu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Os meus Eus</text:p>
          </draw:text-box>
        </draw:frame>
        <draw:frame presentation:style-name="pr5" draw:layer="layout" svg:width="25.199cm" svg:height="16.459cm" svg:x="1.4cm" svg:y="3.614cm" presentation:class="subtitle" presentation:user-transformed="true">
          <draw:text-box>
            <text:p>Eu acadêmico</text:p>
            <text:p>Eu profissional</text:p>
            <text:p>Eu financeiro</text:p>
            <text:p>Eu pessoal</text:p>
            <text:p>Eu espiritual</text:p>
            <text:p/>
            <text:p>a capacidade de transformar o risco em recompensa não tem fronteiras.</text:p>
            <text:p/>
            <text:p><text:s/>identificar novas rotas para o mercado, estratégias de crescimento mapear, tecer o seu caminho em torno de perigos e chegar ao lugar que você quer ser.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draw:frame presentation:style-name="pr2" draw:layer="layout" svg:width="25.199cm" svg:height="3.507cm" svg:x="1.301cm" svg:y="0cm" presentation:class="title">
          <draw:text-box>
            <text:p>TCC</text:p>
          </draw:text-box>
        </draw:frame>
        <draw:frame presentation:style-name="pr1" draw:layer="layout" svg:width="25.199cm" svg:height="13.86cm" svg:x="1.4cm" svg:y="4.914cm" presentation:class="subtitle">
          <draw:text-box>
            <text:p>Transparencia do setor publica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draw:frame presentation:style-name="pr2" draw:layer="layout" svg:width="25.199cm" svg:height="3.507cm" svg:x="1.301cm" svg:y="0cm" presentation:class="title">
          <draw:text-box>
            <text:p>Ética</text:p>
          </draw:text-box>
        </draw:frame>
        <draw:frame presentation:style-name="pr1" draw:layer="layout" svg:width="25.199cm" svg:height="13.86cm" svg:x="1.4cm" svg:y="4.914cm" presentation:class="subtitle" presentation:user-transformed="true">
          <draw:text-box>
            <text:p>Como perceber uma pessoa ética?</text:p>
            <text:p/>
            <text:p>Ética nos altos níveis hierárquicos (fraudes kpmg)?</text:p>
            <text:p/>
            <text:p>Existe uma cura para pessoas que não são éticas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draw:frame presentation:style-name="pr4" draw:layer="layout" svg:width="25.199cm" svg:height="3.473cm" svg:x="1.301cm" svg:y="0.017cm" presentation:class="title" presentation:user-transformed="true">
          <draw:text-box>
            <text:p>KPMG Europe LLP Transparency Report 2010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To ensure independence, our partners </text:p>
            <text:p>and the people assigned to each </text:p>
            <text:p>engagement must be free from prohibited </text:p>
            <text:p>financial interests in, and prohibited </text:p>
            <text:p>relationships with, our audit clients, their </text:p>
            <text:p>management, directors, and significant </text:p>
            <text:p>owners, as must the contracting firm </text:p>
            <text:p>and the network of firms. (p. 16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draw:frame presentation:style-name="pr2" draw:layer="layout" svg:width="25.199cm" svg:height="3.507cm" svg:x="1.301cm" svg:y="0cm" presentation:class="title" presentation:placeholder="true">
          <draw:text-box/>
        </draw:frame>
        <draw:frame presentation:style-name="pr1" draw:layer="layout" svg:width="25.199cm" svg:height="13.86cm" svg:x="1.4cm" svg:y="4.914cm" presentation:class="subtitle" presentation:user-transformed="true">
          <draw:text-box>
            <text:p>Você reconhece um futuro sócio KPMG quando ve um?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1-05-16T16:31:42</meta:creation-date>
    <meta:editing-duration>PT09H24M52S</meta:editing-duration>
    <meta:editing-cycles>10</meta:editing-cycles>
    <dc:date>2011-05-18T03:08:58</dc:date>
    <dc:creator>Francisco Matelli</dc:creator>
    <meta:generator>OpenOffice.org/3.2$Linux OpenOffice.org_project/320m12$Build-9483</meta:generator>
    <meta:document-statistic meta:object-count="94"/>
  </office:meta>
</office:document-meta>
</file>